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 style:master-page-name="MasterPage2">
      <style:table-properties style:width="16.499cm" fo:margin-left="0cm" style:page-number="auto" table:align="left" style:use-optimal-column-width="true"/>
    </style:style>
    <style:style style:name="Таблица1.A" style:family="table-column">
      <style:table-column-properties style:column-width="1.337cm"/>
    </style:style>
    <style:style style:name="Таблица1.B" style:family="table-column">
      <style:table-column-properties style:column-width="0.473cm"/>
    </style:style>
    <style:style style:name="Таблица1.C" style:family="table-column">
      <style:table-column-properties style:column-width="0.903cm"/>
    </style:style>
    <style:style style:name="Таблица1.D" style:family="table-column">
      <style:table-column-properties style:column-width="2.205cm"/>
    </style:style>
    <style:style style:name="Таблица1.E" style:family="table-column">
      <style:table-column-properties style:column-width="0.688cm"/>
    </style:style>
    <style:style style:name="Таблица1.F" style:family="table-column">
      <style:table-column-properties style:column-width="1.771cm"/>
    </style:style>
    <style:style style:name="Таблица1.G" style:family="table-column">
      <style:table-column-properties style:column-width="1.988cm"/>
    </style:style>
    <style:style style:name="Таблица1.H" style:family="table-column">
      <style:table-column-properties style:column-width="0.905cm"/>
    </style:style>
    <style:style style:name="Таблица1.I" style:family="table-column">
      <style:table-column-properties style:column-width="1.122cm"/>
    </style:style>
    <style:style style:name="Таблица1.J" style:family="table-column">
      <style:table-column-properties style:column-width="0.471cm"/>
    </style:style>
    <style:style style:name="Таблица1.K" style:family="table-column">
      <style:table-column-properties style:column-width="4.15cm"/>
    </style:style>
    <style:style style:name="Таблица1.L" style:family="table-column">
      <style:table-column-properties style:column-width="0.487cm"/>
    </style:style>
    <style:style style:name="Таблица1.A1" style:family="table-cell">
      <style:table-cell-properties fo:padding="0cm" fo:border="0.5pt solid #000000" style:direction="ltr" fo:wrap-option="wrap" style:writing-mode="lr-tb"/>
    </style:style>
    <style:style style:name="Таблица1.G1" style:family="table-cell">
      <style:table-cell-properties fo:padding="0cm" fo:border="0.5pt solid #000000" style:direction="ltr" fo:wrap-option="wrap" style:writing-mode="lr-tb"/>
    </style:style>
    <style:style style:name="Таблица1.G2" style:family="table-cell">
      <style:table-cell-properties fo:padding="0cm" fo:border="0.5pt solid #000000" style:direction="ltr" fo:wrap-option="wrap" style:writing-mode="lr-tb"/>
    </style:style>
    <style:style style:name="Таблица1.G3" style:family="table-cell">
      <style:table-cell-properties fo:padding="0cm" fo:border="0.5pt solid #000000" style:direction="ltr" fo:wrap-option="wrap" style:writing-mode="lr-tb"/>
    </style:style>
    <style:style style:name="Таблица1.G4" style:family="table-cell">
      <style:table-cell-properties fo:padding="0cm" fo:border="0.5pt solid #000000" style:direction="ltr" fo:wrap-option="wrap" style:writing-mode="lr-tb"/>
    </style:style>
    <style:style style:name="Таблица1.G5" style:family="table-cell">
      <style:table-cell-properties fo:padding="0cm" fo:border="0.5pt solid #000000" style:direction="ltr" fo:wrap-option="wrap" style:writing-mode="lr-tb"/>
    </style:style>
    <style:style style:name="Таблица1.G6" style:family="table-cell">
      <style:table-cell-properties fo:padding="0cm" fo:border="0.5pt solid #000000" style:direction="ltr" fo:wrap-option="wrap" style:writing-mode="lr-tb"/>
    </style:style>
    <style:style style:name="Таблица1.A7" style:family="table-cell">
      <style:table-cell-properties fo:padding="0cm" fo:border="0.5pt solid #000000" style:direction="ltr" fo:wrap-option="wrap" style:writing-mode="lr-tb"/>
    </style:style>
    <style:style style:name="Таблица1.B7" style:family="table-cell">
      <style:table-cell-properties fo:padding="0cm" fo:border="0.5pt solid #000000" style:direction="ltr" fo:wrap-option="wrap" style:writing-mode="lr-tb"/>
    </style:style>
    <style:style style:name="Таблица1.A8" style:family="table-cell">
      <style:table-cell-properties fo:padding="0cm" fo:border="0.5pt solid #000000" style:direction="ltr" fo:wrap-option="wrap" style:writing-mode="lr-tb"/>
    </style:style>
    <style:style style:name="Таблица1.B8" style:family="table-cell">
      <style:table-cell-properties fo:padding="0cm" fo:border="0.5pt solid #000000" style:direction="ltr" fo:wrap-option="wrap" style:writing-mode="lr-tb"/>
    </style:style>
    <style:style style:name="Таблица1.D8" style:family="table-cell">
      <style:table-cell-properties fo:padding="0cm" fo:border="0.5pt solid #000000" style:direction="ltr" fo:wrap-option="wrap" style:writing-mode="lr-tb"/>
    </style:style>
    <style:style style:name="Таблица1.D9" style:family="table-cell">
      <style:table-cell-properties fo:padding="0cm" fo:border="0.5pt solid #000000" style:direction="ltr" fo:wrap-option="wrap" style:writing-mode="lr-tb"/>
    </style:style>
    <style:style style:name="Таблица1.10" style:family="table-row">
      <style:table-row-properties style:min-row-height="0.406cm"/>
    </style:style>
    <style:style style:name="Таблица1.B10" style:family="table-cell">
      <style:table-cell-properties fo:padding="0cm" fo:border="0.5pt solid #000000" style:direction="ltr" fo:wrap-option="wrap" style:writing-mode="lr-tb"/>
    </style:style>
    <style:style style:name="Таблица1.D10" style:family="table-cell">
      <style:table-cell-properties fo:padding="0cm" fo:border="0.5pt solid #000000" style:direction="ltr" fo:wrap-option="wrap" style:writing-mode="lr-tb"/>
    </style:style>
    <style:style style:name="Таблица1.D11" style:family="table-cell">
      <style:table-cell-properties fo:padding="0cm" fo:border="0.5pt solid #000000" style:direction="ltr" fo:wrap-option="wrap" style:writing-mode="lr-tb"/>
    </style:style>
    <style:style style:name="Таблица1.B12" style:family="table-cell">
      <style:table-cell-properties fo:padding="0cm" fo:border="0.5pt solid #000000" style:direction="ltr" fo:wrap-option="wrap" style:writing-mode="lr-tb"/>
    </style:style>
    <style:style style:name="Таблица1.D12" style:family="table-cell">
      <style:table-cell-properties fo:padding="0cm" fo:border="0.5pt solid #000000" style:direction="ltr" fo:wrap-option="wrap" style:writing-mode="lr-tb"/>
    </style:style>
    <style:style style:name="Таблица1.D13" style:family="table-cell">
      <style:table-cell-properties fo:padding="0cm" fo:border="0.5pt solid #000000" style:direction="ltr" fo:wrap-option="wrap" style:writing-mode="lr-tb"/>
    </style:style>
    <style:style style:name="Таблица1.A14" style:family="table-cell">
      <style:table-cell-properties fo:padding="0cm" fo:border="0.5pt solid #000000" style:direction="ltr" fo:wrap-option="wrap" style:writing-mode="lr-tb"/>
    </style:style>
    <style:style style:name="Таблица1.B14" style:family="table-cell">
      <style:table-cell-properties fo:padding="0cm" fo:border="0.5pt solid #000000" style:direction="ltr" fo:wrap-option="wrap" style:writing-mode="lr-tb"/>
    </style:style>
    <style:style style:name="Таблица1.A15" style:family="table-cell">
      <style:table-cell-properties fo:padding="0cm" fo:border="0.5pt solid #000000" style:direction="ltr" fo:wrap-option="wrap" style:writing-mode="lr-tb"/>
    </style:style>
    <style:style style:name="Таблица1.B15" style:family="table-cell">
      <style:table-cell-properties fo:padding="0cm" fo:border="0.5pt solid #000000" style:direction="ltr" fo:wrap-option="wrap" style:writing-mode="lr-tb"/>
    </style:style>
    <style:style style:name="Таблица1.D15" style:family="table-cell">
      <style:table-cell-properties fo:padding="0cm" fo:border="0.5pt solid #000000" style:direction="ltr" fo:wrap-option="wrap" style:writing-mode="lr-tb"/>
    </style:style>
    <style:style style:name="Таблица1.I15" style:family="table-cell">
      <style:table-cell-properties fo:padding="0cm" fo:border="0.5pt solid #000000" style:direction="ltr" fo:wrap-option="wrap" style:writing-mode="lr-tb"/>
    </style:style>
    <style:style style:name="Таблица1.K15" style:family="table-cell">
      <style:table-cell-properties fo:padding="0cm" fo:border="0.5pt solid #000000" style:direction="ltr" fo:wrap-option="wrap" style:writing-mode="lr-tb"/>
    </style:style>
    <style:style style:name="Таблица1.A16" style:family="table-cell">
      <style:table-cell-properties fo:padding="0cm" fo:border="0.5pt solid #000000" style:direction="ltr" fo:wrap-option="wrap" style:writing-mode="lr-tb"/>
    </style:style>
    <style:style style:name="Таблица1.B16" style:family="table-cell">
      <style:table-cell-properties fo:padding="0cm" fo:border="0.5pt solid #000000" style:direction="ltr" fo:wrap-option="wrap" style:writing-mode="lr-tb"/>
    </style:style>
    <style:style style:name="Таблица1.A17" style:family="table-cell">
      <style:table-cell-properties fo:padding="0cm" fo:border="0.5pt solid #000000" style:direction="ltr" fo:wrap-option="wrap" style:writing-mode="lr-tb"/>
    </style:style>
    <style:style style:name="Таблица1.B17" style:family="table-cell">
      <style:table-cell-properties fo:padding="0cm" fo:border="0.5pt solid #000000" style:direction="ltr" fo:wrap-option="wrap" style:writing-mode="lr-tb"/>
    </style:style>
    <style:style style:name="Таблица1.D17" style:family="table-cell">
      <style:table-cell-properties fo:padding="0cm" fo:border="0.5pt solid #000000" style:direction="ltr" fo:wrap-option="wrap" style:writing-mode="lr-tb"/>
    </style:style>
    <style:style style:name="Таблица1.B18" style:family="table-cell">
      <style:table-cell-properties fo:padding="0cm" fo:border="0.5pt solid #000000" style:direction="ltr" fo:wrap-option="wrap" style:writing-mode="lr-tb"/>
    </style:style>
    <style:style style:name="Таблица1.D18" style:family="table-cell">
      <style:table-cell-properties fo:padding="0cm" fo:border="0.5pt solid #000000" style:direction="ltr" fo:wrap-option="wrap" style:writing-mode="lr-tb"/>
    </style:style>
    <style:style style:name="Таблица1.D19" style:family="table-cell">
      <style:table-cell-properties fo:padding="0cm" fo:border="0.5pt solid #000000" style:direction="ltr" fo:wrap-option="wrap" style:writing-mode="lr-tb"/>
    </style:style>
    <style:style style:name="Таблица1.B20" style:family="table-cell">
      <style:table-cell-properties fo:padding="0cm" fo:border="0.5pt solid #000000" style:direction="ltr" fo:wrap-option="wrap" style:writing-mode="lr-tb"/>
    </style:style>
    <style:style style:name="Таблица1.D20" style:family="table-cell">
      <style:table-cell-properties fo:padding="0cm" fo:border="0.5pt solid #000000" style:direction="ltr" fo:wrap-option="wrap" style:writing-mode="lr-tb"/>
    </style:style>
    <style:style style:name="Таблица1.D21" style:family="table-cell">
      <style:table-cell-properties fo:padding="0cm" fo:border="0.5pt solid #000000" style:direction="ltr" fo:wrap-option="wrap" style:writing-mode="lr-tb"/>
    </style:style>
    <style:style style:name="Таблица1.A22" style:family="table-cell">
      <style:table-cell-properties fo:padding="0cm" fo:border="0.5pt solid #000000" style:direction="ltr" fo:wrap-option="wrap" style:writing-mode="lr-tb"/>
    </style:style>
    <style:style style:name="Таблица1.B22" style:family="table-cell">
      <style:table-cell-properties fo:padding="0cm" fo:border="0.5pt solid #000000" style:direction="ltr" fo:wrap-option="wrap" style:writing-mode="lr-tb"/>
    </style:style>
    <style:style style:name="Таблица1.A23" style:family="table-cell">
      <style:table-cell-properties fo:padding="0cm" fo:border="0.5pt solid #000000" style:direction="ltr" fo:wrap-option="wrap" style:writing-mode="lr-tb"/>
    </style:style>
    <style:style style:name="Таблица1.B23" style:family="table-cell">
      <style:table-cell-properties fo:padding="0cm" fo:border="0.5pt solid #000000" style:direction="ltr" fo:wrap-option="wrap" style:writing-mode="lr-tb"/>
    </style:style>
    <style:style style:name="Таблица1.D23" style:family="table-cell">
      <style:table-cell-properties fo:padding="0cm" fo:border="0.5pt solid #000000" style:direction="ltr" fo:wrap-option="wrap" style:writing-mode="lr-tb"/>
    </style:style>
    <style:style style:name="Таблица1.D24" style:family="table-cell">
      <style:table-cell-properties fo:padding="0cm" fo:border="0.5pt solid #000000" style:direction="ltr" fo:wrap-option="wrap" style:writing-mode="lr-tb"/>
    </style:style>
    <style:style style:name="Таблица1.B25" style:family="table-cell">
      <style:table-cell-properties fo:padding="0cm" fo:border="0.5pt solid #000000" style:direction="ltr" fo:wrap-option="wrap" style:writing-mode="lr-tb"/>
    </style:style>
    <style:style style:name="Таблица1.D25" style:family="table-cell">
      <style:table-cell-properties fo:padding="0cm" fo:border="0.5pt solid #000000" style:direction="ltr" fo:wrap-option="wrap" style:writing-mode="lr-tb"/>
    </style:style>
    <style:style style:name="Таблица1.D26" style:family="table-cell">
      <style:table-cell-properties fo:padding="0cm" fo:border="0.5pt solid #000000" style:direction="ltr" fo:wrap-option="wrap" style:writing-mode="lr-tb"/>
    </style:style>
    <style:style style:name="Таблица1.B27" style:family="table-cell">
      <style:table-cell-properties fo:padding="0cm" fo:border="0.5pt solid #000000" style:direction="ltr" fo:wrap-option="wrap" style:writing-mode="lr-tb"/>
    </style:style>
    <style:style style:name="Таблица1.D27" style:family="table-cell">
      <style:table-cell-properties fo:padding="0cm" fo:border="0.5pt solid #000000" style:direction="ltr" fo:wrap-option="wrap" style:writing-mode="lr-tb"/>
    </style:style>
    <style:style style:name="Таблица1.D28" style:family="table-cell">
      <style:table-cell-properties fo:padding="0cm" fo:border="0.5pt solid #000000" style:direction="ltr" fo:wrap-option="wrap" style:writing-mode="lr-tb"/>
    </style:style>
    <style:style style:name="Таблица1.B29" style:family="table-cell">
      <style:table-cell-properties fo:padding="0cm" fo:border="0.5pt solid #000000" style:direction="ltr" fo:wrap-option="wrap" style:writing-mode="lr-tb"/>
    </style:style>
    <style:style style:name="Таблица1.D29" style:family="table-cell">
      <style:table-cell-properties fo:padding="0cm" fo:border="0.5pt solid #000000" style:direction="ltr" fo:wrap-option="wrap" style:writing-mode="lr-tb"/>
    </style:style>
    <style:style style:name="Таблица1.D30" style:family="table-cell">
      <style:table-cell-properties fo:padding="0cm" fo:border="0.5pt solid #000000" style:direction="ltr" fo:wrap-option="wrap" style:writing-mode="lr-tb"/>
    </style:style>
    <style:style style:name="Таблица1.B31" style:family="table-cell">
      <style:table-cell-properties fo:padding="0cm" fo:border="0.5pt solid #000000" style:direction="ltr" fo:wrap-option="wrap" style:writing-mode="lr-tb"/>
    </style:style>
    <style:style style:name="Таблица1.D31" style:family="table-cell">
      <style:table-cell-properties fo:padding="0cm" fo:border="0.5pt solid #000000" style:direction="ltr" fo:wrap-option="wrap" style:writing-mode="lr-tb"/>
    </style:style>
    <style:style style:name="Таблица1.D32" style:family="table-cell">
      <style:table-cell-properties fo:padding="0cm" fo:border="0.5pt solid #000000" style:direction="ltr" fo:wrap-option="wrap" style:writing-mode="lr-tb"/>
    </style:style>
    <style:style style:name="Таблица1.B33" style:family="table-cell">
      <style:table-cell-properties fo:padding="0cm" fo:border="0.5pt solid #000000" style:direction="ltr" fo:wrap-option="wrap" style:writing-mode="lr-tb"/>
    </style:style>
    <style:style style:name="Таблица1.D33" style:family="table-cell">
      <style:table-cell-properties fo:padding="0cm" fo:border="0.5pt solid #000000" style:direction="ltr" fo:wrap-option="wrap" style:writing-mode="lr-tb"/>
    </style:style>
    <style:style style:name="Таблица1.D34" style:family="table-cell">
      <style:table-cell-properties fo:padding="0cm" fo:border="0.5pt solid #000000" style:direction="ltr" fo:wrap-option="wrap" style:writing-mode="lr-tb"/>
    </style:style>
    <style:style style:name="Таблица1.B35" style:family="table-cell">
      <style:table-cell-properties fo:padding="0cm" fo:border="0.5pt solid #000000" style:direction="ltr" fo:wrap-option="wrap" style:writing-mode="lr-tb"/>
    </style:style>
    <style:style style:name="Таблица1.D35" style:family="table-cell">
      <style:table-cell-properties fo:padding="0cm" fo:border="0.5pt solid #000000" style:direction="ltr" fo:wrap-option="wrap" style:writing-mode="lr-tb"/>
    </style:style>
    <style:style style:name="Таблица1.D36" style:family="table-cell">
      <style:table-cell-properties fo:padding="0cm" fo:border="0.5pt solid #000000" style:direction="ltr" fo:wrap-option="wrap" style:writing-mode="lr-tb"/>
    </style:style>
    <style:style style:name="Таблица1.B37" style:family="table-cell">
      <style:table-cell-properties fo:padding="0cm" fo:border="0.5pt solid #000000" style:direction="ltr" fo:wrap-option="wrap" style:writing-mode="lr-tb"/>
    </style:style>
    <style:style style:name="Таблица1.D37" style:family="table-cell">
      <style:table-cell-properties fo:padding="0cm" fo:border="0.5pt solid #000000" style:direction="ltr" fo:wrap-option="wrap" style:writing-mode="lr-tb"/>
    </style:style>
    <style:style style:name="Таблица1.D38" style:family="table-cell">
      <style:table-cell-properties fo:padding="0cm" fo:border="0.5pt solid #000000" style:direction="ltr" fo:wrap-option="wrap" style:writing-mode="lr-tb"/>
    </style:style>
    <style:style style:name="Таблица1.B39" style:family="table-cell">
      <style:table-cell-properties fo:padding="0cm" fo:border="0.5pt solid #000000" style:direction="ltr" fo:wrap-option="wrap" style:writing-mode="lr-tb"/>
    </style:style>
    <style:style style:name="Таблица1.D39" style:family="table-cell">
      <style:table-cell-properties fo:padding="0cm" fo:border="0.5pt solid #000000" style:direction="ltr" fo:wrap-option="wrap" style:writing-mode="lr-tb"/>
    </style:style>
    <style:style style:name="Таблица1.D40" style:family="table-cell">
      <style:table-cell-properties fo:padding="0cm" fo:border="0.5pt solid #000000" style:direction="ltr" fo:wrap-option="wrap" style:writing-mode="lr-tb"/>
    </style:style>
    <style:style style:name="Таблица1.A41" style:family="table-cell">
      <style:table-cell-properties fo:padding="0cm" fo:border="0.5pt solid #000000" style:direction="ltr" fo:wrap-option="wrap" style:writing-mode="lr-tb"/>
    </style:style>
    <style:style style:name="Таблица1.B41" style:family="table-cell">
      <style:table-cell-properties fo:padding="0cm" fo:border="0.5pt solid #000000" style:direction="ltr" fo:wrap-option="wrap" style:writing-mode="lr-tb"/>
    </style:style>
    <style:style style:name="Таблица1.A42" style:family="table-cell">
      <style:table-cell-properties fo:padding="0cm" fo:border="0.5pt solid #000000" style:direction="ltr" fo:wrap-option="wrap" style:writing-mode="lr-tb"/>
    </style:style>
    <style:style style:name="Таблица1.B42" style:family="table-cell">
      <style:table-cell-properties fo:padding="0cm" fo:border="0.5pt solid #000000" style:direction="ltr" fo:wrap-option="wrap" style:writing-mode="lr-tb"/>
    </style:style>
    <style:style style:name="Таблица1.D42" style:family="table-cell">
      <style:table-cell-properties fo:padding="0cm" fo:border="0.5pt solid #000000" style:direction="ltr" fo:wrap-option="wrap" style:writing-mode="lr-tb"/>
    </style:style>
    <style:style style:name="Таблица1.D43" style:family="table-cell">
      <style:table-cell-properties fo:padding="0cm" fo:border="0.5pt solid #000000" style:direction="ltr" fo:wrap-option="wrap" style:writing-mode="lr-tb"/>
    </style:style>
    <style:style style:name="Таблица1.B44" style:family="table-cell">
      <style:table-cell-properties fo:padding="0cm" fo:border="0.5pt solid #000000" style:direction="ltr" fo:wrap-option="wrap" style:writing-mode="lr-tb"/>
    </style:style>
    <style:style style:name="Таблица1.D44" style:family="table-cell">
      <style:table-cell-properties fo:padding="0cm" fo:border="0.5pt solid #000000" style:direction="ltr" fo:wrap-option="wrap" style:writing-mode="lr-tb"/>
    </style:style>
    <style:style style:name="Таблица1.D45" style:family="table-cell">
      <style:table-cell-properties fo:padding="0cm" fo:border="0.5pt solid #000000" style:direction="ltr" fo:wrap-option="wrap" style:writing-mode="lr-tb"/>
    </style:style>
    <style:style style:name="Таблица1.B46" style:family="table-cell">
      <style:table-cell-properties fo:padding="0cm" fo:border="0.5pt solid #000000" style:direction="ltr" fo:wrap-option="wrap" style:writing-mode="lr-tb"/>
    </style:style>
    <style:style style:name="Таблица1.D46" style:family="table-cell">
      <style:table-cell-properties fo:padding="0cm" fo:border="0.5pt solid #000000" style:direction="ltr" fo:wrap-option="wrap" style:writing-mode="lr-tb"/>
    </style:style>
    <style:style style:name="Таблица1.D47" style:family="table-cell">
      <style:table-cell-properties fo:padding="0cm" fo:border="0.5pt solid #000000" style:direction="ltr" fo:wrap-option="wrap" style:writing-mode="lr-tb"/>
    </style:style>
    <style:style style:name="Таблица1.B48" style:family="table-cell">
      <style:table-cell-properties fo:padding="0cm" fo:border="0.5pt solid #000000" style:direction="ltr" fo:wrap-option="wrap" style:writing-mode="lr-tb"/>
    </style:style>
    <style:style style:name="Таблица1.D48" style:family="table-cell">
      <style:table-cell-properties fo:padding="0cm" fo:border="0.5pt solid #000000" style:direction="ltr" fo:wrap-option="wrap" style:writing-mode="lr-tb"/>
    </style:style>
    <style:style style:name="Таблица1.D49" style:family="table-cell">
      <style:table-cell-properties fo:padding="0cm" fo:border="0.5pt solid #000000" style:direction="ltr" fo:wrap-option="wrap" style:writing-mode="lr-tb"/>
    </style:style>
    <style:style style:name="Таблица1.B50" style:family="table-cell">
      <style:table-cell-properties fo:padding="0cm" fo:border="0.5pt solid #000000" style:direction="ltr" fo:wrap-option="wrap" style:writing-mode="lr-tb"/>
    </style:style>
    <style:style style:name="Таблица1.D50" style:family="table-cell">
      <style:table-cell-properties fo:padding="0cm" fo:border="0.5pt solid #000000" style:direction="ltr" fo:wrap-option="wrap" style:writing-mode="lr-tb"/>
    </style:style>
    <style:style style:name="Таблица1.D51" style:family="table-cell">
      <style:table-cell-properties fo:padding="0cm" fo:border="0.5pt solid #000000" style:direction="ltr" fo:wrap-option="wrap" style:writing-mode="lr-tb"/>
    </style:style>
    <style:style style:name="Таблица1.B52" style:family="table-cell">
      <style:table-cell-properties fo:padding="0cm" fo:border="0.5pt solid #000000" style:direction="ltr" fo:wrap-option="wrap" style:writing-mode="lr-tb"/>
    </style:style>
    <style:style style:name="Таблица1.D52" style:family="table-cell">
      <style:table-cell-properties fo:padding="0cm" fo:border="0.5pt solid #000000" style:direction="ltr" fo:wrap-option="wrap" style:writing-mode="lr-tb"/>
    </style:style>
    <style:style style:name="Таблица1.D53" style:family="table-cell">
      <style:table-cell-properties fo:padding="0cm" fo:border="0.5pt solid #000000" style:direction="ltr" fo:wrap-option="wrap" style:writing-mode="lr-tb"/>
    </style:style>
    <style:style style:name="Таблица1.B54" style:family="table-cell">
      <style:table-cell-properties fo:padding="0cm" fo:border="0.5pt solid #000000" style:direction="ltr" fo:wrap-option="wrap" style:writing-mode="lr-tb"/>
    </style:style>
    <style:style style:name="Таблица1.D54" style:family="table-cell">
      <style:table-cell-properties fo:padding="0cm" fo:border="0.5pt solid #000000" style:direction="ltr" fo:wrap-option="wrap" style:writing-mode="lr-tb"/>
    </style:style>
    <style:style style:name="Таблица1.D55" style:family="table-cell">
      <style:table-cell-properties fo:padding="0cm" fo:border="0.5pt solid #000000" style:direction="ltr" fo:wrap-option="wrap" style:writing-mode="lr-tb"/>
    </style:style>
    <style:style style:name="Таблица1.B56" style:family="table-cell">
      <style:table-cell-properties fo:padding="0cm" fo:border="0.5pt solid #000000" style:direction="ltr" fo:wrap-option="wrap" style:writing-mode="lr-tb"/>
    </style:style>
    <style:style style:name="Таблица1.D56" style:family="table-cell">
      <style:table-cell-properties fo:padding="0cm" fo:border="0.5pt solid #000000" style:direction="ltr" fo:wrap-option="wrap" style:writing-mode="lr-tb"/>
    </style:style>
    <style:style style:name="Таблица1.D57" style:family="table-cell">
      <style:table-cell-properties fo:padding="0cm" fo:border="0.5pt solid #000000" style:direction="ltr" fo:wrap-option="wrap" style:writing-mode="lr-tb"/>
    </style:style>
    <style:style style:name="Таблица1.B58" style:family="table-cell">
      <style:table-cell-properties fo:padding="0cm" fo:border="0.5pt solid #000000" style:direction="ltr" fo:wrap-option="wrap" style:writing-mode="lr-tb"/>
    </style:style>
    <style:style style:name="Таблица1.D58" style:family="table-cell">
      <style:table-cell-properties fo:padding="0cm" fo:border="0.5pt solid #000000" style:direction="ltr" fo:wrap-option="wrap" style:writing-mode="lr-tb"/>
    </style:style>
    <style:style style:name="Таблица1.D59" style:family="table-cell">
      <style:table-cell-properties fo:padding="0cm" fo:border="0.5pt solid #000000" style:direction="ltr" fo:wrap-option="wrap" style:writing-mode="lr-tb"/>
    </style:style>
    <style:style style:name="Таблица1.B60" style:family="table-cell">
      <style:table-cell-properties fo:padding="0cm" fo:border="0.5pt solid #000000" style:direction="ltr" fo:wrap-option="wrap" style:writing-mode="lr-tb"/>
    </style:style>
    <style:style style:name="Таблица1.D60" style:family="table-cell">
      <style:table-cell-properties fo:padding="0cm" fo:border="0.5pt solid #000000" style:direction="ltr" fo:wrap-option="wrap" style:writing-mode="lr-tb"/>
    </style:style>
    <style:style style:name="Таблица1.D61" style:family="table-cell">
      <style:table-cell-properties fo:padding="0cm" fo:border="0.5pt solid #000000" style:direction="ltr" fo:wrap-option="wrap" style:writing-mode="lr-tb"/>
    </style:style>
    <style:style style:name="Таблица1.A62" style:family="table-cell">
      <style:table-cell-properties fo:padding="0cm" fo:border="0.5pt solid #000000" style:direction="ltr" fo:wrap-option="wrap" style:writing-mode="lr-tb"/>
    </style:style>
    <style:style style:name="Таблица1.B62" style:family="table-cell">
      <style:table-cell-properties fo:padding="0cm" fo:border="0.5pt solid #000000" style:direction="ltr" fo:wrap-option="wrap" style:writing-mode="lr-tb"/>
    </style:style>
    <style:style style:name="Таблица1.A63" style:family="table-cell">
      <style:table-cell-properties fo:padding="0cm" fo:border="0.5pt solid #000000" style:direction="ltr" fo:wrap-option="wrap" style:writing-mode="lr-tb"/>
    </style:style>
    <style:style style:name="Таблица1.B63" style:family="table-cell">
      <style:table-cell-properties fo:padding="0cm" fo:border="0.5pt solid #000000" style:direction="ltr" fo:wrap-option="wrap" style:writing-mode="lr-tb"/>
    </style:style>
    <style:style style:name="Таблица1.D63" style:family="table-cell">
      <style:table-cell-properties fo:padding="0cm" fo:border="0.5pt solid #000000" style:direction="ltr" fo:wrap-option="wrap" style:writing-mode="lr-tb"/>
    </style:style>
    <style:style style:name="Таблица1.D64" style:family="table-cell">
      <style:table-cell-properties fo:padding="0cm" fo:border="0.5pt solid #000000" style:direction="ltr" fo:wrap-option="wrap" style:writing-mode="lr-tb"/>
    </style:style>
    <style:style style:name="Таблица1.B65" style:family="table-cell">
      <style:table-cell-properties fo:padding="0cm" fo:border="0.5pt solid #000000" style:direction="ltr" fo:wrap-option="wrap" style:writing-mode="lr-tb"/>
    </style:style>
    <style:style style:name="Таблица1.D65" style:family="table-cell">
      <style:table-cell-properties fo:padding="0cm" fo:border="0.5pt solid #000000" style:direction="ltr" fo:wrap-option="wrap" style:writing-mode="lr-tb"/>
    </style:style>
    <style:style style:name="Таблица1.D66" style:family="table-cell">
      <style:table-cell-properties fo:padding="0cm" fo:border="0.5pt solid #000000" style:direction="ltr" fo:wrap-option="wrap" style:writing-mode="lr-tb"/>
    </style:style>
    <style:style style:name="Таблица1.B67" style:family="table-cell">
      <style:table-cell-properties fo:padding="0cm" fo:border="0.5pt solid #000000" style:direction="ltr" fo:wrap-option="wrap" style:writing-mode="lr-tb"/>
    </style:style>
    <style:style style:name="Таблица1.D67" style:family="table-cell">
      <style:table-cell-properties fo:padding="0cm" fo:border="0.5pt solid #000000" style:direction="ltr" fo:wrap-option="wrap" style:writing-mode="lr-tb"/>
    </style:style>
    <style:style style:name="Таблица1.D68" style:family="table-cell">
      <style:table-cell-properties fo:padding="0cm" fo:border="0.5pt solid #000000" style:direction="ltr" fo:wrap-option="wrap" style:writing-mode="lr-tb"/>
    </style:style>
    <style:style style:name="Таблица1.B69" style:family="table-cell">
      <style:table-cell-properties fo:padding="0cm" fo:border="0.5pt solid #000000" style:direction="ltr" fo:wrap-option="wrap" style:writing-mode="lr-tb"/>
    </style:style>
    <style:style style:name="Таблица1.D69" style:family="table-cell">
      <style:table-cell-properties fo:padding="0cm" fo:border="0.5pt solid #000000" style:direction="ltr" fo:wrap-option="wrap" style:writing-mode="lr-tb"/>
    </style:style>
    <style:style style:name="Таблица1.D70" style:family="table-cell">
      <style:table-cell-properties fo:padding="0cm" fo:border="0.5pt solid #000000" style:direction="ltr" fo:wrap-option="wrap" style:writing-mode="lr-tb"/>
    </style:style>
    <style:style style:name="Таблица1.B71" style:family="table-cell">
      <style:table-cell-properties fo:padding="0cm" fo:border="0.5pt solid #000000" style:direction="ltr" fo:wrap-option="wrap" style:writing-mode="lr-tb"/>
    </style:style>
    <style:style style:name="Таблица1.D71" style:family="table-cell">
      <style:table-cell-properties fo:padding="0cm" fo:border="0.5pt solid #000000" style:direction="ltr" fo:wrap-option="wrap" style:writing-mode="lr-tb"/>
    </style:style>
    <style:style style:name="Таблица1.D72" style:family="table-cell">
      <style:table-cell-properties fo:padding="0cm" fo:border="0.5pt solid #000000" style:direction="ltr" fo:wrap-option="wrap" style:writing-mode="lr-tb"/>
    </style:style>
    <style:style style:name="Таблица1.B73" style:family="table-cell">
      <style:table-cell-properties fo:padding="0cm" fo:border="0.5pt solid #000000" style:direction="ltr" fo:wrap-option="wrap" style:writing-mode="lr-tb"/>
    </style:style>
    <style:style style:name="Таблица1.D73" style:family="table-cell">
      <style:table-cell-properties fo:padding="0cm" fo:border="0.5pt solid #000000" style:direction="ltr" fo:wrap-option="wrap" style:writing-mode="lr-tb"/>
    </style:style>
    <style:style style:name="Таблица1.D74" style:family="table-cell">
      <style:table-cell-properties fo:padding="0cm" fo:border="0.5pt solid #000000" style:direction="ltr" fo:wrap-option="wrap" style:writing-mode="lr-tb"/>
    </style:style>
    <style:style style:name="Таблица1.B75" style:family="table-cell">
      <style:table-cell-properties fo:padding="0cm" fo:border="0.5pt solid #000000" style:direction="ltr" fo:wrap-option="wrap" style:writing-mode="lr-tb"/>
    </style:style>
    <style:style style:name="Таблица1.D75" style:family="table-cell">
      <style:table-cell-properties fo:padding="0cm" fo:border="0.5pt solid #000000" style:direction="ltr" fo:wrap-option="wrap" style:writing-mode="lr-tb"/>
    </style:style>
    <style:style style:name="Таблица1.D76" style:family="table-cell">
      <style:table-cell-properties fo:padding="0cm" fo:border="0.5pt solid #000000" style:direction="ltr" fo:wrap-option="wrap" style:writing-mode="lr-tb"/>
    </style:style>
    <style:style style:name="Таблица1.B77" style:family="table-cell">
      <style:table-cell-properties fo:padding="0cm" fo:border="0.5pt solid #000000" style:direction="ltr" fo:wrap-option="wrap" style:writing-mode="lr-tb"/>
    </style:style>
    <style:style style:name="Таблица1.D77" style:family="table-cell">
      <style:table-cell-properties fo:padding="0cm" fo:border="0.5pt solid #000000" style:direction="ltr" fo:wrap-option="wrap" style:writing-mode="lr-tb"/>
    </style:style>
    <style:style style:name="Таблица1.D78" style:family="table-cell">
      <style:table-cell-properties fo:padding="0cm" fo:border="0.5pt solid #000000" style:direction="ltr" fo:wrap-option="wrap" style:writing-mode="lr-tb"/>
    </style:style>
    <style:style style:name="Таблица1.B79" style:family="table-cell">
      <style:table-cell-properties fo:padding="0cm" fo:border="0.5pt solid #000000" style:direction="ltr" fo:wrap-option="wrap" style:writing-mode="lr-tb"/>
    </style:style>
    <style:style style:name="Таблица1.D79" style:family="table-cell">
      <style:table-cell-properties fo:padding="0cm" fo:border="0.5pt solid #000000" style:direction="ltr" fo:wrap-option="wrap" style:writing-mode="lr-tb"/>
    </style:style>
    <style:style style:name="Таблица1.D80" style:family="table-cell">
      <style:table-cell-properties fo:padding="0cm" fo:border="0.5pt solid #000000" style:direction="ltr" fo:wrap-option="wrap" style:writing-mode="lr-tb"/>
    </style:style>
    <style:style style:name="Таблица1.B81" style:family="table-cell">
      <style:table-cell-properties fo:padding="0cm" fo:border="0.5pt solid #000000" style:direction="ltr" fo:wrap-option="wrap" style:writing-mode="lr-tb"/>
    </style:style>
    <style:style style:name="Таблица1.D81" style:family="table-cell">
      <style:table-cell-properties fo:padding="0cm" fo:border="0.5pt solid #000000" style:direction="ltr" fo:wrap-option="wrap" style:writing-mode="lr-tb"/>
    </style:style>
    <style:style style:name="Таблица1.D82" style:family="table-cell">
      <style:table-cell-properties fo:padding="0cm" fo:border="0.5pt solid #000000" style:direction="ltr" fo:wrap-option="wrap" style:writing-mode="lr-tb"/>
    </style:style>
    <style:style style:name="Таблица1.A83" style:family="table-cell">
      <style:table-cell-properties fo:padding="0cm" fo:border="0.5pt solid #000000" style:direction="ltr" fo:wrap-option="wrap" style:writing-mode="lr-tb"/>
    </style:style>
    <style:style style:name="Таблица1.B83" style:family="table-cell">
      <style:table-cell-properties fo:padding="0cm" fo:border="0.5pt solid #000000" style:direction="ltr" fo:wrap-option="wrap" style:writing-mode="lr-tb"/>
    </style:style>
    <style:style style:name="Таблица1.A84" style:family="table-cell">
      <style:table-cell-properties fo:padding="0cm" fo:border="0.5pt solid #000000" style:direction="ltr" fo:wrap-option="wrap" style:writing-mode="lr-tb"/>
    </style:style>
    <style:style style:name="Таблица1.B84" style:family="table-cell">
      <style:table-cell-properties fo:padding="0cm" fo:border="0.5pt solid #000000" style:direction="ltr" fo:wrap-option="wrap" style:writing-mode="lr-tb"/>
    </style:style>
    <style:style style:name="Таблица1.D84" style:family="table-cell">
      <style:table-cell-properties fo:padding="0cm" fo:border="0.5pt solid #000000" style:direction="ltr" fo:wrap-option="wrap" style:writing-mode="lr-tb"/>
    </style:style>
    <style:style style:name="Таблица1.A85" style:family="table-cell">
      <style:table-cell-properties fo:padding="0cm" fo:border="0.5pt solid #000000" style:direction="ltr" fo:wrap-option="wrap" style:writing-mode="lr-tb"/>
    </style:style>
    <style:style style:name="Таблица1.B85" style:family="table-cell">
      <style:table-cell-properties fo:padding="0cm" fo:border="0.5pt solid #000000" style:direction="ltr" fo:wrap-option="wrap" style:writing-mode="lr-tb"/>
    </style:style>
    <style:style style:name="Таблица1.D85" style:family="table-cell">
      <style:table-cell-properties fo:padding="0cm" fo:border="0.5pt solid #000000" style:direction="ltr" fo:wrap-option="wrap" style:writing-mode="lr-tb"/>
    </style:style>
    <style:style style:name="Таблица1.A86" style:family="table-cell">
      <style:table-cell-properties fo:padding="0cm" fo:border="0.5pt solid #000000" style:direction="ltr" fo:wrap-option="wrap" style:writing-mode="lr-tb"/>
    </style:style>
    <style:style style:name="Таблица1.B86" style:family="table-cell">
      <style:table-cell-properties fo:padding="0cm" fo:border="0.5pt solid #000000" style:direction="ltr" fo:wrap-option="wrap" style:writing-mode="lr-tb"/>
    </style:style>
    <style:style style:name="Таблица1.D86" style:family="table-cell">
      <style:table-cell-properties fo:padding="0cm" fo:border="0.5pt solid #000000" style:direction="ltr" fo:wrap-option="wrap" style:writing-mode="lr-tb"/>
    </style:style>
    <style:style style:name="Таблица1.A87" style:family="table-cell">
      <style:table-cell-properties fo:padding="0cm" fo:border="0.5pt solid #000000" style:direction="ltr" fo:wrap-option="wrap" style:writing-mode="lr-tb"/>
    </style:style>
    <style:style style:name="Таблица1.B87" style:family="table-cell">
      <style:table-cell-properties fo:padding="0cm" fo:border="0.5pt solid #000000" style:direction="ltr" fo:wrap-option="wrap" style:writing-mode="lr-tb"/>
    </style:style>
    <style:style style:name="Таблица1.D87" style:family="table-cell">
      <style:table-cell-properties fo:padding="0cm" fo:border="0.5pt solid #000000" style:direction="ltr" fo:wrap-option="wrap" style:writing-mode="lr-tb"/>
    </style:style>
    <style:style style:name="Таблица1.A88" style:family="table-cell">
      <style:table-cell-properties fo:padding="0cm" fo:border="0.5pt solid #000000" style:direction="ltr" fo:wrap-option="wrap" style:writing-mode="lr-tb"/>
    </style:style>
    <style:style style:name="Таблица1.B88" style:family="table-cell">
      <style:table-cell-properties fo:padding="0cm" fo:border="0.5pt solid #000000" style:direction="ltr" fo:wrap-option="wrap" style:writing-mode="lr-tb"/>
    </style:style>
    <style:style style:name="Таблица1.A89" style:family="table-cell">
      <style:table-cell-properties fo:padding="0cm" fo:border="0.5pt solid #000000" style:direction="ltr" fo:wrap-option="wrap" style:writing-mode="lr-tb"/>
    </style:style>
    <style:style style:name="Таблица1.B89" style:family="table-cell">
      <style:table-cell-properties fo:padding="0cm" fo:border-left="0.5pt solid #000000" fo:border-right="0.5pt solid #000000" fo:border-top="0.5pt solid #000000" fo:border-bottom="none" style:direction="ltr" fo:wrap-option="wrap" style:writing-mode="lr-tb"/>
    </style:style>
    <style:style style:name="Таблица1.90" style:family="table-row">
      <style:table-row-properties style:min-row-height="0.325cm"/>
    </style:style>
    <style:style style:name="Таблица1.B90" style:family="table-cell">
      <style:table-cell-properties fo:padding="0cm" fo:border-left="0.5pt solid #000000" fo:border-right="none" fo:border-top="none" fo:border-bottom="0.5pt solid #000000" style:direction="ltr" fo:wrap-option="wrap" style:writing-mode="lr-tb"/>
    </style:style>
    <style:style style:name="Таблица1.C90" style:family="table-cell">
      <style:table-cell-properties fo:padding="0cm" fo:border-left="none" fo:border-right="none" fo:border-top="none" fo:border-bottom="0.5pt solid #000000" style:direction="ltr" fo:wrap-option="wrap" style:writing-mode="lr-tb"/>
    </style:style>
    <style:style style:name="Таблица1.E90" style:family="table-cell">
      <style:table-cell-properties fo:padding="0cm" fo:border="none" style:direction="ltr" fo:wrap-option="wrap" style:writing-mode="lr-tb"/>
    </style:style>
    <style:style style:name="Таблица1.F90" style:family="table-cell">
      <style:table-cell-properties fo:padding="0cm" fo:border="none" style:direction="ltr" fo:wrap-option="wrap" style:writing-mode="lr-tb"/>
    </style:style>
    <style:style style:name="Таблица1.H90" style:family="table-cell">
      <style:table-cell-properties fo:padding="0cm" fo:border="none" style:direction="ltr" fo:wrap-option="wrap" style:writing-mode="lr-tb"/>
    </style:style>
    <style:style style:name="Таблица1.J90" style:family="table-cell">
      <style:table-cell-properties fo:padding="0cm" fo:border-left="none" fo:border-right="none" fo:border-top="none" fo:border-bottom="0.5pt solid #000000" style:direction="ltr" fo:wrap-option="wrap" style:writing-mode="lr-tb"/>
    </style:style>
    <style:style style:name="Таблица1.L90" style:family="table-cell">
      <style:table-cell-properties fo:padding="0cm" fo:border-left="none" fo:border-right="0.5pt solid #000000" fo:border-top="none" fo:border-bottom="0.5pt solid #000000" style:direction="ltr" fo:wrap-option="wrap" style:writing-mode="lr-tb"/>
    </style:style>
    <style:style style:name="Таблица1.C91" style:family="table-cell">
      <style:table-cell-properties fo:padding="0cm" fo:border-left="none" fo:border-right="none" fo:border-top="0.5pt solid #000000" fo:border-bottom="none" style:direction="ltr" fo:wrap-option="wrap" style:writing-mode="lr-tb"/>
    </style:style>
    <style:style style:name="Таблица1.E91" style:family="table-cell">
      <style:table-cell-properties fo:padding="0cm" fo:border="none" style:direction="ltr" fo:wrap-option="wrap" style:writing-mode="lr-tb"/>
    </style:style>
    <style:style style:name="Таблица1.H91" style:family="table-cell">
      <style:table-cell-properties fo:padding="0cm" fo:border="none" style:direction="ltr" fo:wrap-option="wrap" style:writing-mode="lr-tb"/>
    </style:style>
    <style:style style:name="Таблица1.J91" style:family="table-cell">
      <style:table-cell-properties fo:padding="0cm" fo:border-left="none" fo:border-right="none" fo:border-top="0.5pt solid #000000" fo:border-bottom="none" style:direction="ltr" fo:wrap-option="wrap" style:writing-mode="lr-tb"/>
    </style:style>
    <style:style style:name="Таблица1.B92" style:family="table-cell">
      <style:table-cell-properties fo:padding="0cm" fo:border-left="0.5pt solid #000000" fo:border-right="0.5pt solid #000000" fo:border-top="none" fo:border-bottom="0.5pt solid #000000" style:direction="ltr" fo:wrap-option="wrap" style:writing-mode="lr-tb"/>
    </style:style>
    <style:style style:name="P1" style:family="paragraph" style:parent-style-name="Standard">
      <style:text-properties style:font-name="Liberation Serif" fo:font-weight="bold" style:font-name-asian="Liberation Serif" style:font-name-complex="Liberation Serif"/>
    </style:style>
    <style:style style:name="P2" style:family="paragraph" style:parent-style-name="Standard">
      <style:text-properties style:font-name="Liberation Serif" style:font-name-asian="Liberation Serif" style:font-name-complex="Liberation Serif"/>
    </style:style>
    <style:style style:name="P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style:font-name-asian="Liberation Serif" style:font-name-complex="Liberation Serif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8pt" style:font-name-asian="Liberation Serif" style:font-name-complex="Liberation Serif"/>
    </style:style>
    <style:style style:name="P5" style:family="paragraph" style:parent-style-name="Standard">
      <style:text-properties fo:color="#2e77b5" loext:opacity="100%" style:font-name="Liberation Serif" fo:font-style="italic" style:font-name-asian="Liberation Serif" style:font-name-complex="Liberation Serif"/>
    </style:style>
    <style:style style:name="P6" style:family="paragraph" style:parent-style-name="Standard">
      <style:paragraph-properties fo:text-align="center" style:justify-single-word="false"/>
      <style:text-properties fo:color="#2e77b5" loext:opacity="100%" style:font-name="Liberation Serif" fo:font-style="italic" style:font-name-asian="Liberation Serif" style:font-name-complex="Liberation Serif"/>
    </style:style>
    <style:style style:name="P7" style:family="paragraph" style:parent-style-name="Standard">
      <style:text-properties fo:color="#2e77b5" loext:opacity="100%" style:font-name="Liberation Serif" fo:font-style="italic" fo:font-weight="bold" style:font-name-asian="Liberation Serif" style:font-name-complex="Liberation Serif"/>
    </style:style>
    <style:style style:name="P8" style:family="paragraph" style:parent-style-name="Standard">
      <style:text-properties fo:color="#000000" loext:opacity="100%" style:font-name="Liberation Serif" fo:font-style="normal" style:font-name-asian="Liberation Serif" style:font-name-complex="Liberation Serif"/>
    </style:style>
    <style:style style:name="P9" style:family="paragraph" style:parent-style-name="Standard" style:master-page-name="MasterPage2">
      <style:paragraph-properties fo:text-align="center" style:justify-single-word="false" style:page-number="auto"/>
      <style:text-properties style:font-name="Liberation Serif" fo:font-size="12pt" fo:font-weight="bold" style:font-name-asian="Liberation Serif" style:font-name-complex="Liberation Serif"/>
    </style:style>
    <style:style style:name="P10" style:family="paragraph" style:parent-style-name="Standard">
      <style:text-properties style:font-name="Liberation Serif" style:font-name-asian="Liberation Serif" style:font-name-complex="Liberation Serif"/>
    </style:style>
    <style:style style:name="P11" style:family="paragraph" style:parent-style-name="Standard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P12" style:family="paragraph" style:parent-style-name="List_20_Paragraph" style:list-style-name="WWNum1">
      <style:paragraph-properties fo:margin-left="0cm" fo:margin-right="0cm" fo:text-indent="0cm" style:auto-text-indent="false">
        <style:tab-stops>
          <style:tab-stop style:position="0.499cm"/>
        </style:tab-stops>
      </style:paragraph-properties>
      <style:text-properties fo:color="#2e77b5" loext:opacity="100%" style:font-name="Liberation Serif" fo:font-style="italic" style:font-name-asian="Liberation Serif" style:font-name-complex="Liberation Serif"/>
    </style:style>
    <style:style style:name="P13" style:family="paragraph" style:parent-style-name="List_20_Paragraph" style:list-style-name="WWNum2">
      <style:paragraph-properties fo:margin-left="0cm" fo:margin-right="0cm" fo:text-indent="0cm" style:auto-text-indent="false">
        <style:tab-stops>
          <style:tab-stop style:position="0.499cm"/>
        </style:tab-stops>
      </style:paragraph-properties>
      <style:text-properties fo:color="#2e77b5" loext:opacity="100%" style:font-name="Liberation Serif" fo:font-style="italic" style:font-name-asian="Liberation Serif" style:font-name-complex="Liberation Serif"/>
    </style:style>
    <style:style style:name="P14" style:family="paragraph" style:parent-style-name="List_20_Paragraph" style:list-style-name="WWNum3">
      <style:paragraph-properties fo:margin-top="0cm" fo:margin-bottom="0cm" style:contextual-spacing="false" fo:text-align="justify" style:justify-single-word="false"/>
      <style:text-properties style:font-name="Liberation Serif" style:font-name-asian="Liberation Serif" style:font-name-complex="Liberation Serif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row>
          <table:table-cell table:style-name="Таблица1.A1" table:number-rows-spanned="6" table:number-columns-spanned="6" office:value-type="string">
            <text:p text:style-name="P11">1. Запрос о предоставлении пространственных данных и материалов из фонда пространственных данных Астраханской области в</text:p>
            <text:p text:style-name="P11">государственное автономное учреждение Астраханской области «Центр пространственной аналитики и развития территорий»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G1" table:number-columns-spanned="6" office:value-type="string">
            <text:p text:style-name="P2">2. Заполняется специалистом фондодержателя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/>
          <table:covered-table-cell/>
          <table:covered-table-cell/>
          <table:covered-table-cell/>
          <table:covered-table-cell/>
          <table:table-cell table:style-name="Таблица1.G2" table:number-columns-spanned="6" office:value-type="string">
            <text:p text:style-name="P2">2.1. Регистрационный №_____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/>
          <table:covered-table-cell/>
          <table:covered-table-cell/>
          <table:covered-table-cell/>
          <table:covered-table-cell/>
          <table:table-cell table:style-name="Таблица1.G3" table:number-columns-spanned="6" office:value-type="string">
            <text:p text:style-name="P2">2.2. Количество листов заявления _____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/>
          <table:covered-table-cell/>
          <table:covered-table-cell/>
          <table:covered-table-cell/>
          <table:covered-table-cell/>
          <table:table-cell table:style-name="Таблица1.G4" table:number-columns-spanned="6" office:value-type="string">
            <text:p text:style-name="P2">2.3. Количество прилагаемых документов ____/ листов в них _____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/>
          <table:covered-table-cell/>
          <table:covered-table-cell/>
          <table:covered-table-cell/>
          <table:covered-table-cell/>
          <table:table-cell table:style-name="Таблица1.G5" table:number-columns-spanned="6" office:value-type="string">
            <text:p text:style-name="P2">2.4. Подпись _______________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/>
          <table:covered-table-cell/>
          <table:covered-table-cell/>
          <table:covered-table-cell/>
          <table:covered-table-cell/>
          <table:table-cell table:style-name="Таблица1.G6" table:number-columns-spanned="6" office:value-type="string">
            <text:p text:style-name="P2">2.5. Дата "___" ____________ ____ г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7" office:value-type="string">
            <text:p text:style-name="P1">3.</text:p>
          </table:table-cell>
          <table:table-cell table:style-name="Таблица1.B7" table:number-columns-spanned="11" office:value-type="string">
            <text:p text:style-name="P1">Прошу предоставить пространственные данные и материалы из регионального фонда пространственных данных Астраханской област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rows-spanned="6" office:value-type="string">
            <text:p text:style-name="P2"/>
          </table:table-cell>
          <table:table-cell table:style-name="Таблица1.B8" table:number-rows-spanned="2" table:number-columns-spanned="2" office:value-type="string">
            <text:p text:style-name="P2"/>
          </table:table-cell>
          <table:covered-table-cell/>
          <table:table-cell table:style-name="Таблица1.D8" table:number-columns-spanned="9" office:value-type="string">
            <text:p text:style-name="P5">Необходимо выбрать один из вариантов:</text:p>
            <text:list xml:id="list4075604644" text:style-name="WWNum1">
              <text:list-item>
                <text:p text:style-name="P12">картографические пространственные данные и материалы</text:p>
              </text:list-item>
              <text:list-item>
                <text:p text:style-name="P12">геодезические пространственные данные и материалы</text:p>
              </text:list-item>
              <text:list-item>
                <text:p text:style-name="P12">материалы и данные дистанционного зондирования Земли</text:p>
              </text:list-item>
              <text:list-item>
                <text:p text:style-name="P12">справочные материалы (материалы инженерных изысканий, технические отчеты и т.д.)</text:p>
              </text:list-item>
              <text:list-item>
                <text:p text:style-name="P12">параметры (ключи) перехода от условных систем координат населенных пунктов к МСК-30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8"/>
          <table:covered-table-cell table:style-name="Таблица1.B8"/>
          <table:covered-table-cell/>
          <table:table-cell table:style-name="Таблица1.D9" table:number-columns-spanned="9" office:value-type="string">
            <text:p text:style-name="P7">Примеры описания запрашиваемых пространственных данных:</text:p>
            <text:p text:style-name="P5"/>
            <text:p text:style-name="P5">Топографические планы с. Началово Приволжского района М1:500, 1:1000 в районе земельного участка с кадастровым номером 30:09:123456:1234</text:p>
            <text:p text:style-name="P5"/>
            <text:p text:style-name="P5">Топографические планы г. Ахтубинск Ахтубинского района М1:1000 в соответствии с ситуационной схемо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8"/>
          <table:table-cell table:style-name="Таблица1.B10" table:number-rows-spanned="2" table:number-columns-spanned="2" office:value-type="string">
            <text:p text:style-name="P2"/>
          </table:table-cell>
          <table:covered-table-cell/>
          <table:table-cell table:style-name="Таблица1.D10" table:number-columns-spanned="9" office:value-type="string">
            <text:p text:style-name="P2">условия использования пространственных данных и материалов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8"/>
          <table:covered-table-cell table:style-name="Таблица1.B10"/>
          <table:covered-table-cell/>
          <table:table-cell table:style-name="Таблица1.D11" table:number-columns-spanned="9" office:value-type="string">
            <text:p text:style-name="P5">Необходимо выбрать один из вариантов:</text:p>
            <text:list xml:id="list4176681809" text:style-name="WWNum2">
              <text:list-item>
                <text:p text:style-name="P13">возможность изготовления одной и более копий пространственных данных и материалов или их части без права передачи третьим лицам;</text:p>
              </text:list-item>
              <text:list-item>
                <text:p text:style-name="P13">возможность изготовления одной и более копий пространственных данных и материалов или их части с правом передачи ограниченному кругу третьих лиц;</text:p>
              </text:list-item>
              <text:list-item>
                <text:p text:style-name="P13">возможность изготовления одной и более копий пространственных данных и материалов или их части с правом передачи неограниченному кругу третьих лиц;</text:p>
              </text:list-item>
              <text:list-item>
                <text:p text:style-name="P13">возможность обработки пространственных данных и (или) создания производных (переработки) материалов или их части без права передачи третьим лицам;</text:p>
              </text:list-item>
              <text:list-item>
                <text:p text:style-name="P13">возможность обработки пространственных данных и (или) создания производных (переработки) материалов или их части с правом передачи ограниченному кругу третьих лиц;</text:p>
              </text:list-item>
              <text:list-item>
                <text:p text:style-name="P13">возможность обработки пространственных данных и (или) создания производных (переработки) материалов или их части с правом передачи неограниченному кругу <text:soft-page-break/>третьих лиц;</text:p>
              </text:list-item>
              <text:list-item>
                <text:p text:style-name="P13">возможность доведения пространственных данных и материалов или их части до всеобщего сведения посредством информационно-телекоммуникационной сети "Интернет";</text:p>
              </text:list-item>
              <text:list-item>
                <text:p text:style-name="P13">актуализация пространственных данных с последующей передачей фондодержателю актуализированных данных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8"/>
          <table:table-cell table:style-name="Таблица1.B12" table:number-rows-spanned="2" table:number-columns-spanned="2" office:value-type="string">
            <text:p text:style-name="P2"/>
          </table:table-cell>
          <table:covered-table-cell/>
          <table:table-cell table:style-name="Таблица1.D12" table:number-columns-spanned="9" office:value-type="string">
            <text:p text:style-name="P2">срок использования пространственных данных и материал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8"/>
          <table:covered-table-cell table:style-name="Таблица1.B12"/>
          <table:covered-table-cell/>
          <table:table-cell table:style-name="Таблица1.D13" table:number-columns-spanned="9" office:value-type="string">
            <text:p text:style-name="P5">Указывается количество месяцев, либо конечная дата, либо слово «бессрочно»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4" office:value-type="string">
            <text:p text:style-name="P1">4.</text:p>
          </table:table-cell>
          <table:table-cell table:style-name="Таблица1.B14" table:number-columns-spanned="11" office:value-type="string">
            <text:p text:style-name="P1">Форма предоставления пространственных данных и материалов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5" office:value-type="string">
            <text:p text:style-name="P2"/>
          </table:table-cell>
          <table:table-cell table:style-name="Таблица1.B15" table:number-columns-spanned="2" office:value-type="string">
            <text:p text:style-name="P2"/>
          </table:table-cell>
          <table:covered-table-cell/>
          <table:table-cell table:style-name="Таблица1.D15" table:number-columns-spanned="5" office:value-type="string">
            <text:p text:style-name="P2">на бумажном носителе / </text:p>
            <text:p text:style-name="P2">в количестве ____ экз.</text:p>
          </table:table-cell>
          <table:covered-table-cell/>
          <table:covered-table-cell/>
          <table:covered-table-cell/>
          <table:covered-table-cell/>
          <table:table-cell table:style-name="Таблица1.I15" table:number-columns-spanned="2" office:value-type="string">
            <text:p text:style-name="P6">V</text:p>
          </table:table-cell>
          <table:covered-table-cell/>
          <table:table-cell table:style-name="Таблица1.K15" table:number-columns-spanned="2" office:value-type="string">
            <text:p text:style-name="P2">в электронном виде</text:p>
          </table:table-cell>
          <table:covered-table-cell/>
        </table:table-row>
        <table:table-row>
          <table:table-cell table:style-name="Таблица1.A16" office:value-type="string">
            <text:p text:style-name="P1">5.</text:p>
          </table:table-cell>
          <table:table-cell table:style-name="Таблица1.B16" table:number-columns-spanned="11" office:value-type="string">
            <text:p text:style-name="P1">Способ получения пространственных данных и материалов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7" table:number-rows-spanned="5" office:value-type="string">
            <text:p text:style-name="P2"/>
          </table:table-cell>
          <table:table-cell table:style-name="Таблица1.B17" table:number-columns-spanned="2" office:value-type="string">
            <text:p text:style-name="P2"/>
          </table:table-cell>
          <table:covered-table-cell/>
          <table:table-cell table:style-name="Таблица1.D17" table:number-columns-spanned="9" office:value-type="string">
            <text:p text:style-name="P2">в государственном автономном учреждении Астраханской области «Центр пространственной аналитики и развития территорий», при личном обращен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17"/>
          <table:table-cell table:style-name="Таблица1.B18" table:number-rows-spanned="2" table:number-columns-spanned="2" office:value-type="string">
            <text:p text:style-name="P2"/>
          </table:table-cell>
          <table:covered-table-cell/>
          <table:table-cell table:style-name="Таблица1.D18" table:number-columns-spanned="9" office:value-type="string">
            <text:p text:style-name="P2">почтовым отправлением по адресу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7"/>
          <table:covered-table-cell table:style-name="Таблица1.B18"/>
          <table:covered-table-cell/>
          <table:table-cell table:style-name="Таблица1.D19" table:number-columns-spanned="9" office:value-type="string">
            <text:p text:style-name="P5">Указывается адрес электронной почты для отправки пространственных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17"/>
          <table:table-cell table:style-name="Таблица1.B20" table:number-rows-spanned="2" table:number-columns-spanned="2" office:value-type="string">
            <text:p text:style-name="P6">V</text:p>
          </table:table-cell>
          <table:covered-table-cell/>
          <table:table-cell table:style-name="Таблица1.D20" table:number-columns-spanned="9" office:value-type="string">
            <text:p text:style-name="P2">посредством электронной почты по адресу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7"/>
          <table:covered-table-cell table:style-name="Таблица1.B20"/>
          <table:covered-table-cell/>
          <table:table-cell table:style-name="Таблица1.D21" table:number-columns-spanned="9" office:value-type="string">
            <text:p text:style-name="P5">Указывается почтовый адрес для отправки пространственных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2" office:value-type="string">
            <text:p text:style-name="P1">6.</text:p>
          </table:table-cell>
          <table:table-cell table:style-name="Таблица1.B22" table:number-columns-spanned="11" office:value-type="string">
            <text:p text:style-name="P1">Сведения о заявителе (физическом лице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3" table:number-rows-spanned="18" office:value-type="string">
            <text:p text:style-name="P2"/>
          </table:table-cell>
          <table:table-cell table:style-name="Таблица1.B23" table:number-rows-spanned="2" table:number-columns-spanned="2" office:value-type="string">
            <text:p text:style-name="P2"/>
          </table:table-cell>
          <table:covered-table-cell/>
          <table:table-cell table:style-name="Таблица1.D23" table:number-columns-spanned="9" office:value-type="string">
            <text:p text:style-name="P2">фамилия, имя, отчество (при наличии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23"/>
          <table:covered-table-cell table:style-name="Таблица1.B23"/>
          <table:covered-table-cell/>
          <table:table-cell table:style-name="Таблица1.D24" table:number-columns-spanned="9" office:value-type="string">
            <text:p text:style-name="P5">Иванов Иван Иванович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23"/>
          <table:table-cell table:style-name="Таблица1.B25" table:number-rows-spanned="2" table:number-columns-spanned="2" office:value-type="string">
            <text:p text:style-name="P2"/>
          </table:table-cell>
          <table:covered-table-cell/>
          <table:table-cell table:style-name="Таблица1.D25" table:number-columns-spanned="9" office:value-type="string">
            <text:p text:style-name="P2">вид документа, удостоверяющего личность,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23"/>
          <table:covered-table-cell table:style-name="Таблица1.B25"/>
          <table:covered-table-cell/>
          <table:table-cell table:style-name="Таблица1.D26" table:number-columns-spanned="9" office:value-type="string">
            <text:p text:style-name="P5">паспор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23"/>
          <table:table-cell table:style-name="Таблица1.B27" table:number-rows-spanned="2" table:number-columns-spanned="2" office:value-type="string">
            <text:p text:style-name="P2"/>
          </table:table-cell>
          <table:covered-table-cell/>
          <table:table-cell table:style-name="Таблица1.D27" table:number-columns-spanned="9" office:value-type="string">
            <text:p text:style-name="P2">серия и номер документа, удостоверяющего лично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23"/>
          <table:covered-table-cell table:style-name="Таблица1.B27"/>
          <table:covered-table-cell/>
          <table:table-cell table:style-name="Таблица1.D28" table:number-columns-spanned="9" office:value-type="string">
            <text:p text:style-name="P5">12 34 56789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23"/>
          <table:table-cell table:style-name="Таблица1.B29" table:number-rows-spanned="2" table:number-columns-spanned="2" office:value-type="string">
            <text:p text:style-name="P2"/>
          </table:table-cell>
          <table:covered-table-cell/>
          <table:table-cell table:style-name="Таблица1.D29" table:number-columns-spanned="9" office:value-type="string">
            <text:p text:style-name="P2">кем выдан документ, удостоверяющий лично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23"/>
          <table:covered-table-cell table:style-name="Таблица1.B29"/>
          <table:covered-table-cell/>
          <table:table-cell table:style-name="Таблица1.D30" table:number-columns-spanned="9" office:value-type="string">
            <text:p text:style-name="P5">ОВД г. Астрахан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23"/>
          <table:table-cell table:style-name="Таблица1.B31" table:number-rows-spanned="2" table:number-columns-spanned="2" office:value-type="string">
            <text:p text:style-name="P2"/>
          </table:table-cell>
          <table:covered-table-cell/>
          <table:table-cell table:style-name="Таблица1.D31" table:number-columns-spanned="9" office:value-type="string">
            <text:p text:style-name="P2">дата выдачи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23"/>
          <table:covered-table-cell table:style-name="Таблица1.B31"/>
          <table:covered-table-cell/>
          <table:table-cell table:style-name="Таблица1.D32" table:number-columns-spanned="9" office:value-type="string">
            <text:p text:style-name="P5">01.01.2001 г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23"/>
          <table:table-cell table:style-name="Таблица1.B33" table:number-rows-spanned="2" table:number-columns-spanned="2" office:value-type="string">
            <text:p text:style-name="P2"/>
          </table:table-cell>
          <table:covered-table-cell/>
          <table:table-cell table:style-name="Таблица1.D33" table:number-columns-spanned="9" office:value-type="string">
            <text:p text:style-name="P2">СНИЛ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23"/>
          <table:covered-table-cell table:style-name="Таблица1.B33"/>
          <table:covered-table-cell/>
          <table:table-cell table:style-name="Таблица1.D34" table:number-columns-spanned="9" office:value-type="string">
            <text:p text:style-name="P5">123-456-789 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23"/>
          <table:table-cell table:style-name="Таблица1.B35" table:number-rows-spanned="2" table:number-columns-spanned="2" office:value-type="string">
            <text:p text:style-name="P2"/>
          </table:table-cell>
          <table:covered-table-cell/>
          <table:table-cell table:style-name="Таблица1.D35" table:number-columns-spanned="9" office:value-type="string">
            <text:p text:style-name="P2">почтовый адрес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23"/>
          <table:covered-table-cell table:style-name="Таблица1.B35"/>
          <table:covered-table-cell/>
          <table:table-cell table:style-name="Таблица1.D36" table:number-columns-spanned="9" office:value-type="string">
            <text:p text:style-name="P5">Указывается адрес регистрации заявите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23"/>
          <table:table-cell table:style-name="Таблица1.B37" table:number-rows-spanned="2" table:number-columns-spanned="2" office:value-type="string">
            <text:p text:style-name="P2"/>
          </table:table-cell>
          <table:covered-table-cell/>
          <table:table-cell table:style-name="Таблица1.D37" table:number-columns-spanned="9" office:value-type="string">
            <text:p text:style-name="P2">адрес электронной почты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23"/>
          <table:covered-table-cell table:style-name="Таблица1.B37"/>
          <table:covered-table-cell/>
          <table:table-cell table:style-name="Таблица1.D38" table:number-columns-spanned="9" office:value-type="string">
            <text:p text:style-name="P5">Указывается адрес электронной поч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23"/>
          <table:table-cell table:style-name="Таблица1.B39" table:number-rows-spanned="2" table:number-columns-spanned="2" office:value-type="string">
            <text:p text:style-name="P2"/>
          </table:table-cell>
          <table:covered-table-cell/>
          <table:table-cell table:style-name="Таблица1.D39" table:number-columns-spanned="9" office:value-type="string">
            <text:p text:style-name="P2">номер телефона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23"/>
          <table:covered-table-cell table:style-name="Таблица1.B39"/>
          <table:covered-table-cell/>
          <table:table-cell table:style-name="Таблица1.D40" table:number-columns-spanned="9" office:value-type="string">
            <text:p text:style-name="P5">Указывается номер телефона заявите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1" office:value-type="string">
            <text:p text:style-name="P1">7.</text:p>
          </table:table-cell>
          <table:table-cell table:style-name="Таблица1.B41" table:number-columns-spanned="11" office:value-type="string">
            <text:p text:style-name="P1">Сведения о заявителе (юридическом лице, органе государственной власти, органе местного самоуправления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2" table:number-rows-spanned="20" office:value-type="string">
            <text:p text:style-name="P2"/>
          </table:table-cell>
          <table:table-cell table:style-name="Таблица1.B42" table:number-rows-spanned="2" table:number-columns-spanned="2" office:value-type="string">
            <text:p text:style-name="P2"/>
          </table:table-cell>
          <table:covered-table-cell/>
          <table:table-cell table:style-name="Таблица1.D42" table:number-columns-spanned="9" office:value-type="string">
            <text:p text:style-name="P2">полное наименова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42"/>
          <table:covered-table-cell table:style-name="Таблица1.B42"/>
          <table:covered-table-cell/>
          <table:table-cell table:style-name="Таблица1.D43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42"/>
          <table:table-cell table:style-name="Таблица1.B44" table:number-rows-spanned="2" table:number-columns-spanned="2" office:value-type="string">
            <text:p text:style-name="P2"/>
          </table:table-cell>
          <table:covered-table-cell/>
          <table:table-cell table:style-name="Таблица1.D44" table:number-columns-spanned="9" office:value-type="string">
            <text:p text:style-name="P2">ОГРН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42"/>
          <table:covered-table-cell table:style-name="Таблица1.B44"/>
          <table:covered-table-cell/>
          <table:table-cell table:style-name="Таблица1.D45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42"/>
          <table:table-cell table:style-name="Таблица1.B46" table:number-rows-spanned="2" table:number-columns-spanned="2" office:value-type="string">
            <text:p text:style-name="P2"/>
          </table:table-cell>
          <table:covered-table-cell/>
          <table:table-cell table:style-name="Таблица1.D46" table:number-columns-spanned="9" office:value-type="string">
            <text:p text:style-name="P2">ИНН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42"/>
          <table:covered-table-cell table:style-name="Таблица1.B46"/>
          <table:covered-table-cell/>
          <table:table-cell table:style-name="Таблица1.D47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42"/>
          <table:table-cell table:style-name="Таблица1.B48" table:number-rows-spanned="2" table:number-columns-spanned="2" office:value-type="string">
            <text:p text:style-name="P2"/>
          </table:table-cell>
          <table:covered-table-cell/>
          <table:table-cell table:style-name="Таблица1.D48" table:number-columns-spanned="9" office:value-type="string">
            <text:p text:style-name="P2">дата государственной регист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42"/>
          <table:covered-table-cell table:style-name="Таблица1.B48"/>
          <table:covered-table-cell/>
          <table:table-cell table:style-name="Таблица1.D49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42"/>
          <table:table-cell table:style-name="Таблица1.B50" table:number-rows-spanned="2" table:number-columns-spanned="2" office:value-type="string">
            <text:p text:style-name="P2"/>
          </table:table-cell>
          <table:covered-table-cell/>
          <table:table-cell table:style-name="Таблица1.D50" table:number-columns-spanned="9" office:value-type="string">
            <text:p text:style-name="P2">адрес места нахожд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42"/>
          <table:covered-table-cell table:style-name="Таблица1.B50"/>
          <table:covered-table-cell/>
          <table:table-cell table:style-name="Таблица1.D51" table:number-columns-spanned="9" office:value-type="string">
            <text:p text:style-name="P5">Указывается юридический адре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42"/>
          <table:table-cell table:style-name="Таблица1.B52" table:number-rows-spanned="2" table:number-columns-spanned="2" office:value-type="string">
            <text:p text:style-name="P2"/>
          </table:table-cell>
          <table:covered-table-cell/>
          <table:table-cell table:style-name="Таблица1.D52" table:number-columns-spanned="9" office:value-type="string">
            <text:p text:style-name="P2">страна регист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42"/>
          <table:covered-table-cell table:style-name="Таблица1.B52"/>
          <table:covered-table-cell/>
          <table:table-cell table:style-name="Таблица1.D53" table:number-columns-spanned="9" office:value-type="string">
            <text:p text:style-name="P5">Указывается для иностранных юридических лиц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42"/>
          <table:table-cell table:style-name="Таблица1.B54" table:number-rows-spanned="2" table:number-columns-spanned="2" office:value-type="string">
            <text:p text:style-name="P2"/>
          </table:table-cell>
          <table:covered-table-cell/>
          <table:table-cell table:style-name="Таблица1.D54" table:number-columns-spanned="9" office:value-type="string">
            <text:p text:style-name="P2">дата и номер регист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42"/>
          <table:covered-table-cell table:style-name="Таблица1.B54"/>
          <table:covered-table-cell/>
          <table:table-cell table:style-name="Таблица1.D55" table:number-columns-spanned="9" office:value-type="string">
            <text:p text:style-name="P5">Указывается для иностранных юридических лиц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42"/>
          <table:table-cell table:style-name="Таблица1.B56" table:number-rows-spanned="2" table:number-columns-spanned="2" office:value-type="string">
            <text:p text:style-name="P2"/>
          </table:table-cell>
          <table:covered-table-cell/>
          <table:table-cell table:style-name="Таблица1.D56" table:number-columns-spanned="9" office:value-type="string">
            <text:p text:style-name="P2">почтовый адрес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42"/>
          <table:covered-table-cell table:style-name="Таблица1.B56"/>
          <table:covered-table-cell/>
          <table:table-cell table:style-name="Таблица1.D57" table:number-columns-spanned="9" office:value-type="string">
            <text:p text:style-name="P5">Указывается адрес регистрации заявите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42"/>
          <table:table-cell table:style-name="Таблица1.B58" table:number-rows-spanned="2" table:number-columns-spanned="2" office:value-type="string">
            <text:p text:style-name="P2"/>
          </table:table-cell>
          <table:covered-table-cell/>
          <table:table-cell table:style-name="Таблица1.D58" table:number-columns-spanned="9" office:value-type="string">
            <text:p text:style-name="P2">адрес электронной почты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42"/>
          <table:covered-table-cell table:style-name="Таблица1.B58"/>
          <table:covered-table-cell/>
          <table:table-cell table:style-name="Таблица1.D59" table:number-columns-spanned="9" office:value-type="string">
            <text:p text:style-name="P5">Указывается адрес электронной поч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42"/>
          <table:table-cell table:style-name="Таблица1.B60" table:number-rows-spanned="2" table:number-columns-spanned="2" office:value-type="string">
            <text:p text:style-name="P2"/>
          </table:table-cell>
          <table:covered-table-cell/>
          <table:table-cell table:style-name="Таблица1.D60" table:number-columns-spanned="9" office:value-type="string">
            <text:p text:style-name="P2">номер телефона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42"/>
          <table:covered-table-cell table:style-name="Таблица1.B60"/>
          <table:covered-table-cell/>
          <table:table-cell table:style-name="Таблица1.D61" table:number-columns-spanned="9" office:value-type="string">
            <text:p text:style-name="P5">Указывается номер телефона заявите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62" office:value-type="string">
            <text:p text:style-name="P1">8.</text:p>
          </table:table-cell>
          <table:table-cell table:style-name="Таблица1.B62" table:number-columns-spanned="11" office:value-type="string">
            <text:p text:style-name="P1">Сведения о представителе заявителя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Таблица1.A63" table:number-rows-spanned="20" office:value-type="string">
            <text:p text:style-name="P2"/>
          </table:table-cell>
          <table:table-cell table:style-name="Таблица1.B63" table:number-rows-spanned="2" table:number-columns-spanned="2" office:value-type="string">
            <text:p text:style-name="P2"/>
          </table:table-cell>
          <table:covered-table-cell/>
          <table:table-cell table:style-name="Таблица1.D63" table:number-columns-spanned="9" office:value-type="string">
            <text:p text:style-name="P2">фамилия, имя, отчество (при наличии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63"/>
          <table:covered-table-cell table:style-name="Таблица1.B63"/>
          <table:covered-table-cell/>
          <table:table-cell table:style-name="Таблица1.D64" table:number-columns-spanned="9" office:value-type="string">
            <text:p text:style-name="P5">Иванов Иван Иванович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63"/>
          <table:table-cell table:style-name="Таблица1.B65" table:number-rows-spanned="2" table:number-columns-spanned="2" office:value-type="string">
            <text:p text:style-name="P2"/>
          </table:table-cell>
          <table:covered-table-cell/>
          <table:table-cell table:style-name="Таблица1.D65" table:number-columns-spanned="9" office:value-type="string">
            <text:p text:style-name="P2">вид документа, удостоверяющего личность,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63"/>
          <table:covered-table-cell table:style-name="Таблица1.B65"/>
          <table:covered-table-cell/>
          <table:table-cell table:style-name="Таблица1.D66" table:number-columns-spanned="9" office:value-type="string">
            <text:p text:style-name="P5">паспор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63"/>
          <table:table-cell table:style-name="Таблица1.B67" table:number-rows-spanned="2" table:number-columns-spanned="2" office:value-type="string">
            <text:p text:style-name="P2"/>
          </table:table-cell>
          <table:covered-table-cell/>
          <table:table-cell table:style-name="Таблица1.D67" table:number-columns-spanned="9" office:value-type="string">
            <text:p text:style-name="P2">серия и номер документа, удостоверяющего лично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63"/>
          <table:covered-table-cell table:style-name="Таблица1.B67"/>
          <table:covered-table-cell/>
          <table:table-cell table:style-name="Таблица1.D68" table:number-columns-spanned="9" office:value-type="string">
            <text:p text:style-name="P5">12 34 56789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63"/>
          <table:table-cell table:style-name="Таблица1.B69" table:number-rows-spanned="2" table:number-columns-spanned="2" office:value-type="string">
            <text:p text:style-name="P2"/>
          </table:table-cell>
          <table:covered-table-cell/>
          <table:table-cell table:style-name="Таблица1.D69" table:number-columns-spanned="9" office:value-type="string">
            <text:p text:style-name="P2">кем выдан документ, удостоверяющий лично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63"/>
          <table:covered-table-cell table:style-name="Таблица1.B69"/>
          <table:covered-table-cell/>
          <table:table-cell table:style-name="Таблица1.D70" table:number-columns-spanned="9" office:value-type="string">
            <text:p text:style-name="P5">ОВД г. Астрахан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63"/>
          <table:table-cell table:style-name="Таблица1.B71" table:number-rows-spanned="2" table:number-columns-spanned="2" office:value-type="string">
            <text:p text:style-name="P2"/>
          </table:table-cell>
          <table:covered-table-cell/>
          <table:table-cell table:style-name="Таблица1.D71" table:number-columns-spanned="9" office:value-type="string">
            <text:p text:style-name="P2">дата выдачи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63"/>
          <table:covered-table-cell table:style-name="Таблица1.B71"/>
          <table:covered-table-cell/>
          <table:table-cell table:style-name="Таблица1.D72" table:number-columns-spanned="9" office:value-type="string">
            <text:p text:style-name="P5">01.01.2001 г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63"/>
          <table:table-cell table:style-name="Таблица1.B73" table:number-rows-spanned="2" table:number-columns-spanned="2" office:value-type="string">
            <text:p text:style-name="P2"/>
          </table:table-cell>
          <table:covered-table-cell/>
          <table:table-cell table:style-name="Таблица1.D73" table:number-columns-spanned="9" office:value-type="string">
            <text:p text:style-name="P2">СНИЛ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63"/>
          <table:covered-table-cell table:style-name="Таблица1.B73"/>
          <table:covered-table-cell/>
          <table:table-cell table:style-name="Таблица1.D74" table:number-columns-spanned="9" office:value-type="string">
            <text:p text:style-name="P5">123-456-789 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63"/>
          <table:table-cell table:style-name="Таблица1.B75" table:number-rows-spanned="2" table:number-columns-spanned="2" office:value-type="string">
            <text:p text:style-name="P2"/>
          </table:table-cell>
          <table:covered-table-cell/>
          <table:table-cell table:style-name="Таблица1.D75" table:number-columns-spanned="9" office:value-type="string">
            <text:p text:style-name="P8">наименование и реквизиты документа, подтверждающего полномочия представителя заявите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63"/>
          <table:covered-table-cell table:style-name="Таблица1.B75"/>
          <table:covered-table-cell/>
          <table:table-cell table:style-name="Таблица1.D76" table:number-columns-spanned="9" office:value-type="string">
            <text:p text:style-name="P5">Указываются реквизиты доверенности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63"/>
          <table:table-cell table:style-name="Таблица1.B77" table:number-rows-spanned="2" table:number-columns-spanned="2" office:value-type="string">
            <text:p text:style-name="P2"/>
          </table:table-cell>
          <table:covered-table-cell/>
          <table:table-cell table:style-name="Таблица1.D77" table:number-columns-spanned="9" office:value-type="string">
            <text:p text:style-name="P2">почтовый адрес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63"/>
          <table:covered-table-cell table:style-name="Таблица1.B77"/>
          <table:covered-table-cell/>
          <table:table-cell table:style-name="Таблица1.D78" table:number-columns-spanned="9" office:value-type="string">
            <text:p text:style-name="P5">Указывается адрес регистрации заявите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63"/>
          <table:table-cell table:style-name="Таблица1.B79" table:number-rows-spanned="2" table:number-columns-spanned="2" office:value-type="string">
            <text:p text:style-name="P2"/>
          </table:table-cell>
          <table:covered-table-cell/>
          <table:table-cell table:style-name="Таблица1.D79" table:number-columns-spanned="9" office:value-type="string">
            <text:p text:style-name="P2">адрес электронной почты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63"/>
          <table:covered-table-cell table:style-name="Таблица1.B79"/>
          <table:covered-table-cell/>
          <table:table-cell table:style-name="Таблица1.D80" table:number-columns-spanned="9" office:value-type="string">
            <text:p text:style-name="P5">Указывается адрес электронной поч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63"/>
          <table:table-cell table:style-name="Таблица1.B81" table:number-rows-spanned="2" table:number-columns-spanned="2" office:value-type="string">
            <text:p text:style-name="P2"/>
          </table:table-cell>
          <table:covered-table-cell/>
          <table:table-cell table:style-name="Таблица1.D81" table:number-columns-spanned="9" office:value-type="string">
            <text:p text:style-name="P2">номер телефона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63"/>
          <table:covered-table-cell table:style-name="Таблица1.B81"/>
          <table:covered-table-cell/>
          <table:table-cell table:style-name="Таблица1.D82" table:number-columns-spanned="9" office:value-type="string">
            <text:p text:style-name="P5">Указывается номер телефона заявите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3" office:value-type="string">
            <text:p text:style-name="P1">9.</text:p>
          </table:table-cell>
          <table:table-cell table:style-name="Таблица1.B83" table:number-columns-spanned="11" office:value-type="string">
            <text:p text:style-name="P1">Документы, прилагаемые к заявлению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4" office:value-type="string">
            <text:p text:style-name="P2"/>
          </table:table-cell>
          <table:table-cell table:style-name="Таблица1.B84" table:number-columns-spanned="2" office:value-type="string">
            <text:p text:style-name="P6">1</text:p>
          </table:table-cell>
          <table:covered-table-cell/>
          <table:table-cell table:style-name="Таблица1.D84" table:number-columns-spanned="9" office:value-type="string">
            <text:p text:style-name="P5">Копия паспорта заявите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5" office:value-type="string">
            <text:p text:style-name="P2"/>
          </table:table-cell>
          <table:table-cell table:style-name="Таблица1.B85" table:number-columns-spanned="2" office:value-type="string">
            <text:p text:style-name="P6">2</text:p>
          </table:table-cell>
          <table:covered-table-cell/>
          <table:table-cell table:style-name="Таблица1.D85" table:number-columns-spanned="9" office:value-type="string">
            <text:p text:style-name="P5">Копия доверенности представителя заявите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6" office:value-type="string">
            <text:p text:style-name="P2"/>
          </table:table-cell>
          <table:table-cell table:style-name="Таблица1.B86" table:number-columns-spanned="2" office:value-type="string">
            <text:p text:style-name="P6">3</text:p>
          </table:table-cell>
          <table:covered-table-cell/>
          <table:table-cell table:style-name="Таблица1.D86" table:number-columns-spanned="9" office:value-type="string">
            <text:p text:style-name="P5">Кадастровая выписка на земельный участок с кадастровым номером 30:09:123456:12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7" office:value-type="string">
            <text:p text:style-name="P2"/>
          </table:table-cell>
          <table:table-cell table:style-name="Таблица1.B87" table:number-columns-spanned="2" office:value-type="string">
            <text:p text:style-name="P6">4</text:p>
          </table:table-cell>
          <table:covered-table-cell/>
          <table:table-cell table:style-name="Таблица1.D87" table:number-columns-spanned="9" office:value-type="string">
            <text:p text:style-name="P5">Ситуационная схема границ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8" office:value-type="string">
            <text:p text:style-name="P1">10.</text:p>
          </table:table-cell>
          <table:table-cell table:style-name="Таблица1.B88" table:number-columns-spanned="11" office:value-type="string">
            <text:p text:style-name="P1">Подпис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Таблица1.A89" table:number-rows-spanned="4" office:value-type="string">
            <text:p text:style-name="P2"/>
          </table:table-cell>
          <table:table-cell table:style-name="Таблица1.B89" table:number-columns-spanned="11" office:value-type="string">
            <text:p text:style-name="P2">Настоящим подтверждаю:</text:p>
            <text:p text:style-name="P2"/>
            <text:p text:style-name="P2">документы (копии документов), прилагаемые к заявлению, соответствуют требованиям, установленным законодательством Российской Федерации, на момент представления заявления эти документы действительны и содержат достоверные сведения;</text:p>
            <text:p text:style-name="P2"/>
            <text:p text:style-name="P2">свое согласие, а также согласие представляемого мной лица на обработку персональных данных (сбор, систематизацию, накопление, хранение, уточнение (обновление, изменение), использование, распространение (в том числе передачу), обезличивание, блокирование, уничтожение персональных данных, а также иных действий, необходимых для обработки персональных данных в рамках предоставления фондодержателем пространственных данных и материалов из государственного фонда пространственных данных в соответствии с законодательством Российской Федерации), в том числе в автоматизированном режиме;</text:p>
            <text:p text:style-name="P2"/>
            <text:p text:style-name="P2">согласие на присоединение к договору о предоставлении пространственных данных или материалов, не являющихся объектами авторского права, содержащихся в государственном фонде пространственных данных.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90">
          <table:covered-table-cell table:style-name="Таблица1.A89"/>
          <table:table-cell table:style-name="Таблица1.B90" table:number-rows-spanned="2" office:value-type="string">
            <text:p text:style-name="P4"/>
          </table:table-cell>
          <table:table-cell table:style-name="Таблица1.C90" table:number-columns-spanned="2" office:value-type="string">
            <text:p text:style-name="P2"/>
          </table:table-cell>
          <table:covered-table-cell/>
          <table:table-cell table:style-name="Таблица1.E90" office:value-type="string">
            <text:p text:style-name="P2"/>
          </table:table-cell>
          <table:table-cell table:style-name="Таблица1.F90" table:number-rows-spanned="2" table:number-columns-spanned="2" office:value-type="string">
            <text:p text:style-name="P4">М.П.</text:p>
          </table:table-cell>
          <table:covered-table-cell/>
          <table:table-cell table:style-name="Таблица1.H90" table:number-columns-spanned="2" office:value-type="string">
            <text:p text:style-name="P2"/>
          </table:table-cell>
          <table:covered-table-cell/>
          <table:table-cell table:style-name="Таблица1.J90" table:number-columns-spanned="2" office:value-type="string">
            <text:p text:style-name="P2"/>
          </table:table-cell>
          <table:covered-table-cell/>
          <table:table-cell table:style-name="Таблица1.L90" table:number-rows-spanned="2" office:value-type="string">
            <text:p text:style-name="P4"/>
          </table:table-cell>
        </table:table-row>
        <table:table-row>
          <table:covered-table-cell table:style-name="Таблица1.A89"/>
          <table:covered-table-cell table:style-name="Таблица1.B90"/>
          <table:table-cell table:style-name="Таблица1.C91" table:number-columns-spanned="2" office:value-type="string">
            <text:p text:style-name="P4">(подпись заявителя)</text:p>
          </table:table-cell>
          <table:covered-table-cell/>
          <table:table-cell table:style-name="Таблица1.E91" office:value-type="string">
            <text:p text:style-name="P4"/>
          </table:table-cell>
          <table:covered-table-cell table:style-name="Таблица1.F90"/>
          <table:covered-table-cell/>
          <table:table-cell table:style-name="Таблица1.H91" table:number-columns-spanned="2" office:value-type="string">
            <text:p text:style-name="P4"/>
          </table:table-cell>
          <table:covered-table-cell/>
          <table:table-cell table:style-name="Таблица1.J91" table:number-columns-spanned="2" office:value-type="string">
            <text:p text:style-name="P4">(фамилия, инициалы)</text:p>
          </table:table-cell>
          <table:covered-table-cell/>
          <table:covered-table-cell table:style-name="Таблица1.L90"/>
        </table:table-row>
        <table:table-row>
          <table:covered-table-cell table:style-name="Таблица1.A89"/>
          <table:table-cell table:style-name="Таблица1.B92" table:number-columns-spanned="11" office:value-type="string">
            <text:p text:style-name="P2"/>
            <text:p text:style-name="P2">"____" ______________ _________ г.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3"><text:span text:style-name="T1">Примечания</text:span>:</text:p>
      <text:list xml:id="list2175284324" text:style-name="WWNum3">
        <text:list-item>
          <text:p text:style-name="P14">Заявление, представленное физическим лицом, заверяется подписью заявителя или лица, которое в соответствии с федеральным законом или по доверенности действует от его имени.</text:p>
        </text:list-item>
        <text:list-item>
          <text:p text:style-name="P14">Заявление, представленное юридическим лицом, заверяется подписью заявителя или лица, которое в соответствии с федеральным законом или по доверенности действует от его имени, с указанием должности, а также оттиском печати (при наличии) организации.</text:p>
        </text:list-item>
        <text:list-item>
          <text:p text:style-name="P14">Заявление, представляемое органом государственной власти, подписывается руководителем такого органа или его заместителем.</text:p>
        </text:list-item>
        <text:list-item>
          <text:p text:style-name="P14">Заявление, представляемое органом местного самоуправления, подписывается руководителем, заместителем руководителя органа местного самоуправления, главой муниципального образования.</text:p>
        </text:list-item>
        <text:list-item>
          <text:p text:style-name="P14">Заявление, представляемое органом государственной власти или органом местного самоуправления, заверяется:</text:p>
          <text:list>
            <text:list-item>
              <text:p text:style-name="P14">оттиском печати (при наличии) органа, являющегося заявителем, - при представлении заявления в виде бумажного документа;</text:p>
            </text:list-item>
            <text:list-item>
              <text:p text:style-name="P14">электронной подписью лица, представляющего заявление, сертификат которой содержит сведения о его должности, - если заявление представляется в виде электронного документа.</text:p>
            </text:list-item>
          </text:list>
        </text:list-item>
        <text:list-item>
          <text:p text:style-name="P14">Заявление на бумажном носителе оформляется на стандартных листах формата А4. При недостатке <text:soft-page-break/>места на одном листе для размещения реквизитов заявление может оформляться на 2 и более листах. На каждом листе указывается его порядковый номер. Листы нумеруются арабскими цифрами по порядку в пределах всего документа. На каждом листе также указывается общее количество листов, содержащихся в заявлении.</text:p>
        </text:list-item>
        <text:list-item>
          <text:p text:style-name="P14">При заполнении реквизитов "3", "4" и "5" заявления напротив выбранных сведений в специально отведенной графе проставляется знак "V"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fo:color="#000000" loext:opacity="100%" style:font-name="Arial" fo:font-size="11pt" fo:language="ru" fo:country="RU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cm" fo:margin-bottom="0.353cm" style:contextual-spacing="false" fo:line-height="115%" style:text-autospace="ideograph-alpha" style:punctuation-wrap="hanging" style:line-break="strict" style:tab-stop-distance="1.249cm" style:writing-mode="page"/>
      <style:text-properties fo:color="#000000" loext:opacity="100%" style:font-name="Arial" fo:font-size="11pt" fo:language="ru" fo:country="RU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847cm" fo:margin-bottom="0.353cm" style:contextual-spacing="false"/>
      <style:text-properties style:font-name="Liberation Sans" fo:font-family="'Liberation Sans'" fo:font-size="20pt" style:font-name-asian="Liberation Sans" style:font-family-asian="'Liberation Sans'" style:font-name-complex="Liberation Sans" style:font-family-complex="'Liberation Sans'"/>
    </style:style>
    <style:style style:name="Heading_20_2" style:display-name="Heading 2" style:family="paragraph" style:parent-style-name="Heading_20_1" style:class="text">
      <style:text-properties style:font-name="Liberation Sans" fo:font-family="'Liberation Sans'" style:font-name-asian="Liberation Sans" style:font-family-asian="'Liberation Sans'" style:font-name-complex="Liberation Sans" style:font-family-complex="'Liberation Sans'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Liberation Sans" fo:font-family="'Liberation Sans'" fo:font-size="15pt" style:font-name-asian="Arial" style:font-family-asian="Arial" style:font-name-complex="Liberation Sans" style:font-family-complex="'Liberation Sans'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Liberation Sans" fo:font-family="'Liberation Sans'" fo:font-size="13pt" fo:font-weight="bold" style:font-name-asian="Liberation Sans" style:font-family-asian="'Liberation Sans'" style:font-name-complex="Liberation Sans" style:font-family-complex="'Liberation Sans'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Liberation Sans" fo:font-family="'Liberation Sans'" fo:font-size="12pt" fo:font-weight="bold" style:font-name-asian="Liberation Sans" style:font-family-asian="'Liberation Sans'" style:font-name-complex="Liberation Sans" style:font-family-complex="'Liberation Sans'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Liberation Sans" fo:font-family="'Liberation Sans'" fo:font-size="11pt" fo:font-weight="bold" style:font-name-asian="Liberation Sans" style:font-family-asian="'Liberation Sans'" style:font-name-complex="Liberation Sans" style:font-family-complex="'Liberation Sans'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Liberation Sans" fo:font-family="'Liberation Sans'" fo:font-size="11pt" fo:font-style="italic" fo:font-weight="bold" style:font-name-asian="Liberation Sans" style:font-family-asian="'Liberation Sans'" style:font-name-complex="Liberation Sans" style:font-family-complex="'Liberation Sans'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Liberation Sans" fo:font-family="'Liberation Sans'" fo:font-size="11pt" fo:font-style="italic" style:font-name-asian="Liberation Sans" style:font-family-asian="'Liberation Sans'" style:font-name-complex="Liberation Sans" style:font-family-complex="'Liberation Sans'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Liberation Sans" fo:font-family="'Liberation Sans'" fo:font-size="10.5pt" fo:font-style="italic" style:font-name-asian="Liberation Sans" style:font-family-asian="'Liberation Sans'" style:font-name-complex="Liberation Sans" style:font-family-complex="'Liberation Sans'"/>
    </style:style>
    <style:style style:name="Title" style:family="paragraph" style:parent-style-name="Normal" style:class="chapter">
      <style:paragraph-properties fo:margin-top="0.529cm" fo:margin-bottom="0.353cm" style:contextual-spacing="tru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.353cm" style:contextual-spacing="true" fo:text-indent="0cm" style:auto-text-indent="fals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Caption" style:family="paragraph" style:parent-style-name="Normal" style:class="extra">
      <style:paragraph-properties fo:line-height="115%"/>
      <style:text-properties fo:color="#4f81bd" loext:opacity="100%" fo:font-size="9pt" fo:font-weight="bold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Normal" style:family="paragraph">
      <style:text-properties style:font-name="Liberation Sans" fo:font-family="'Liberation Sans'" fo:font-size="10pt" fo:language="ru" fo:country="RU" style:font-name-asian="Liberation Sans" style:font-family-asian="'Liberation Sans'" style:font-name-complex="Liberation Sans" style:font-family-complex="'Liberation Sans'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_20_Char" style:display-name="Heading 1 Char" style:family="text">
      <style:text-properties style:font-name="Liberation Sans" fo:font-family="'Liberation Sans'" style:font-name-asian="Liberation Sans" style:font-family-asian="'Liberation Sans'" style:font-name-complex="Liberation Sans" style:font-family-complex="'Liberation Sans'"/>
    </style:style>
    <style:style style:name="Heading_20_2_20_Char" style:display-name="Heading 2 Char" style:family="text">
      <style:text-properties style:font-name="Liberation Sans" fo:font-family="'Liberation Sans'" fo:font-size="17pt" style:font-name-asian="Liberation Sans" style:font-family-asian="'Liberation Sans'" style:font-name-complex="Liberation Sans" style:font-family-complex="'Liberation Sans'"/>
    </style:style>
    <style:style style:name="Heading_20_3_20_Char" style:display-name="Heading 3 Char" style:family="text">
      <style:text-properties style:font-name="Liberation Sans" fo:font-family="'Liberation Sans'" style:font-name-complex="Liberation Sans" style:font-family-complex="'Liberation Sans'"/>
    </style:style>
    <style:style style:name="Heading_20_4_20_Char" style:display-name="Heading 4 Char" style:family="text">
      <style:text-properties style:font-name="Liberation Sans" fo:font-family="'Liberation Sans'" style:font-name-asian="Liberation Sans" style:font-family-asian="'Liberation Sans'" style:font-name-complex="Liberation Sans" style:font-family-complex="'Liberation Sans'"/>
    </style:style>
    <style:style style:name="Heading_20_5_20_Char" style:display-name="Heading 5 Char" style:family="text">
      <style:text-properties style:font-name="Liberation Sans" fo:font-family="'Liberation Sans'" style:font-name-asian="Liberation Sans" style:font-family-asian="'Liberation Sans'" style:font-name-complex="Liberation Sans" style:font-family-complex="'Liberation Sans'"/>
    </style:style>
    <style:style style:name="Heading_20_6_20_Char" style:display-name="Heading 6 Char" style:family="text">
      <style:text-properties style:font-name="Liberation Sans" fo:font-family="'Liberation Sans'" style:font-name-asian="Liberation Sans" style:font-family-asian="'Liberation Sans'" style:font-name-complex="Liberation Sans" style:font-family-complex="'Liberation Sans'"/>
    </style:style>
    <style:style style:name="Heading_20_7_20_Char" style:display-name="Heading 7 Char" style:family="text">
      <style:text-properties style:font-name="Liberation Sans" fo:font-family="'Liberation Sans'" style:font-name-asian="Liberation Sans" style:font-family-asian="'Liberation Sans'" style:font-name-complex="Liberation Sans" style:font-family-complex="'Liberation Sans'"/>
    </style:style>
    <style:style style:name="Heading_20_8_20_Char" style:display-name="Heading 8 Char" style:family="text">
      <style:text-properties style:font-name="Liberation Sans" fo:font-family="'Liberation Sans'" style:font-name-asian="Liberation Sans" style:font-family-asian="'Liberation Sans'" style:font-name-complex="Liberation Sans" style:font-family-complex="'Liberation Sans'"/>
    </style:style>
    <style:style style:name="Heading_20_9_20_Char" style:display-name="Heading 9 Char" style:family="text">
      <style:text-properties style:font-name="Liberation Sans" fo:font-family="'Liberation Sans'" style:font-name-asian="Liberation Sans" style:font-family-asian="'Liberation Sans'" style:font-name-complex="Liberation Sans" style:font-family-complex="'Liberation Sans'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Default_20_Paragraph_20_Font" style:display-name="Default Paragraph Font" style:family="text"/>
    <style:style style:name="Frame" style:family="graphic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26T19:50:21.398368576</dc:date>
    <meta:editing-duration>PT12M43S</meta:editing-duration>
    <meta:editing-cycles>2</meta:editing-cycles>
    <meta:document-statistic meta:table-count="1" meta:image-count="0" meta:object-count="0" meta:page-count="6" meta:paragraph-count="135" meta:word-count="945" meta:character-count="7751" meta:non-whitespace-character-count="6961"/>
  </office:meta>
</office:document-meta>
</file>